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size="22pt" officeooo:rsid="0010d2ac" style:font-size-asian="22pt" style:font-size-complex="22pt"/>
    </style:style>
    <style:style style:name="P2" style:family="paragraph" style:parent-style-name="Text_20_body">
      <style:text-properties fo:font-size="12pt" officeooo:rsid="0010d2ac" officeooo:paragraph-rsid="00129dc0" style:font-size-asian="10.5pt" style:font-size-complex="12pt"/>
    </style:style>
    <style:style style:name="P3" style:family="paragraph" style:parent-style-name="Text_20_body">
      <style:text-properties fo:font-size="12pt" officeooo:rsid="0010d2ac" officeooo:paragraph-rsid="00133aea" style:font-size-asian="10.5pt" style:font-size-complex="12pt"/>
    </style:style>
    <style:style style:name="P4" style:family="paragraph" style:parent-style-name="Text_20_body">
      <style:text-properties officeooo:paragraph-rsid="00151de8"/>
    </style:style>
    <style:style style:name="P5" style:family="paragraph" style:parent-style-name="Heading_20_1">
      <style:text-properties fo:font-size="12pt" officeooo:rsid="0010d2ac" style:font-size-asian="10.5pt" style:font-size-complex="12pt"/>
    </style:style>
    <style:style style:name="P6" style:family="paragraph" style:parent-style-name="Heading_20_1">
      <style:text-properties fo:font-size="12pt" officeooo:rsid="0010d2ac" officeooo:paragraph-rsid="0010d2ac" style:font-size-asian="10.5pt" style:font-size-complex="12pt"/>
    </style:style>
    <style:style style:name="P7" style:family="paragraph" style:parent-style-name="Heading_20_1">
      <style:text-properties fo:font-size="12pt" style:font-size-asian="12pt" style:font-size-complex="12pt"/>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1">
      <style:paragraph-properties fo:text-align="center" style:justify-single-word="false">
        <style:tab-stops>
          <style:tab-stop style:position="17cm" style:type="right" style:leader-style="dotted" style:leader-text="."/>
        </style:tab-stops>
      </style:paragraph-properties>
      <style:text-properties fo:font-size="22pt" officeooo:rsid="0010d2ac" style:font-size-asian="22pt" style:font-size-complex="22pt"/>
    </style:style>
    <style:style style:name="T1" style:family="text">
      <style:text-properties officeooo:rsid="00129dc0"/>
    </style:style>
    <style:style style:name="T2" style:family="text">
      <style:text-properties fo:font-style="italic" officeooo:rsid="00129dc0" style:font-style-asian="italic" style:font-style-complex="italic"/>
    </style:style>
    <style:style style:name="T3" style:family="text">
      <style:text-properties fo:font-style="italic" officeooo:rsid="00151de8" style:font-style-asian="italic" style:font-style-complex="italic"/>
    </style:style>
    <style:style style:name="T4" style:family="text">
      <style:text-properties fo:font-style="normal" officeooo:rsid="00129dc0" style:font-style-asian="normal" style:font-style-complex="normal"/>
    </style:style>
    <style:style style:name="T5" style:family="text">
      <style:text-properties officeooo:rsid="00133aea"/>
    </style:style>
    <style:style style:name="T6" style:family="text">
      <style:text-properties officeooo:rsid="00151de8"/>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la visión de los requerimientos</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8"><text:a xlink:type="simple" xlink:href="#__RefHeading__106_937807592" text:style-name="Index_20_Link" text:visited-style-name="Index_20_Link">¿Qué es un MMF?<text:tab/>1</text:a></text:p>
          <text:p text:style-name="P8"><text:a xlink:type="simple" xlink:href="#__RefHeading__108_937807592" text:style-name="Index_20_Link" text:visited-style-name="Index_20_Link">¿Comó se identifica?<text:tab/>1</text:a></text:p>
          <text:p text:style-name="P8"><text:a xlink:type="simple" xlink:href="#__RefHeading__110_937807592" text:style-name="Index_20_Link" text:visited-style-name="Index_20_Link">¿Comó se relaciona con las user stories?<text:tab/>1</text:a></text:p>
        </text:index-body>
      </text:table-of-content>
      <text:p text:style-name="P9"/>
      <text:h text:style-name="P6" text:outline-level="1"><text:bookmark-start text:name="__RefHeading__106_937807592"/>¿Qu<text:span text:style-name="T1">é</text:span> es un MMF?<text:bookmark-end text:name="__RefHeading__106_937807592"/></text:h>
      <text:p text:style-name="P2"><text:span text:style-name="T1">Son los </text:span><text:span text:style-name="T2">Minimum Marketable Features, </text:span><text:span text:style-name="T4">que según las metodologías ágiles todo producto debe construirse en forma evolutiva en pequeñas entregas. Esto no basta con dividir el producto en pequeñas entregas sin valor, sino que hay que hacerlo criteriosamente para que cada entrega tenga valor suficiente para los usuarios finales. Se definen como “El conjunto más pequeño posible de funcionalidades que ,por si misma, tiene valor en el mercado”.</text:span></text:p>
      <text:h text:style-name="P7" text:outline-level="1">¿<text:span text:style-name="T1">Cómo</text:span> se identifica?</text:h>
      <text:p text:style-name="P3"><text:span text:style-name="T1">Se los identifica haciendo un análisis del negocio, identificando los Objetivos-&gt;Actividades y Herramientas, en las metodologías ágiles mediante el proceso Visual Story Mapping </text:span><text:span text:style-name="T5">en el cual deberían interactuar el cliente y la mayor parte del equipo técnico.</text:span><text:span text:style-name="T1"> Una vez identificadas estas partes se seleccionan criteriosamente las funcionalidades que aporten valor suficiente para el uso de usuario final como esta mencionado en el punto anterior.</text:span></text:p>
      <text:p text:style-name="P3"><text:span text:style-name="T5">Luego de cada iteración se van agregando funcionalidades también identificadas para completar otro aspecto del negocio, y así hasta llegar a terminar el producto requerido.</text:span></text:p>
      <text:h text:style-name="P5" text:outline-level="1"><text:bookmark-start text:name="__RefHeading__110_937807592"/>¿<text:span text:style-name="T1">Cómo</text:span> se relaciona con las user stories?<text:bookmark-end text:name="__RefHeading__110_937807592"/></text:h>
      <text:p text:style-name="P4"><text:span text:style-name="T6">Las user stories son las pequeñas funcionalidades que tiene que cumplir nuestra entrega para que esta sea considerada MMF, es decir, cada </text:span><text:span text:style-name="T3">Minimum Marketable Feature</text:span><text:span text:style-name="T6"> esta comprendido por una serie de user stories que en conjunto dan valor a una entrega en concreto. </text:span></text:p>
      <text:p text:style-name="P4"><text:span text:style-name="T6">Cada user stories de estas deben o deberían cumplir con diferentes propiedades que se las denomina INVEST.</text:span></text:p>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23:48:33.10</meta:creation-date>
    <dc:date>2012-09-16T15:53:06.84</dc:date>
    <meta:editing-duration>P0D</meta:editing-duration>
    <meta:editing-cycles>2</meta:editing-cycles>
    <meta:generator>LibreOffice/3.6$Windows_x86 LibreOffice_project/932b512-69e3009-7a10e5c-fc86223-a55908</meta:generator>
    <meta:document-statistic meta:table-count="0" meta:image-count="0" meta:object-count="0" meta:page-count="1" meta:paragraph-count="13" meta:word-count="257" meta:character-count="1635" meta:non-whitespace-character-count="1390"/>
  </office:meta>
</office:document-meta>
</file>